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T1" style:family="text">
      <style:text-properties fo:color="#c9211e"/>
    </style:style>
    <style:style style:name="T2" style:family="text">
      <style:text-properties fo:color="#ffff00"/>
    </style:style>
    <style:style style:name="T3" style:family="text">
      <style:text-properties fo:color="#00a933"/>
    </style:style>
    <style:style style:name="T4" style:family="text">
      <style:text-properties fo:color="#ff4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3.473cm" svg:x="0.4cm" svg:y="9.078cm" presentation:class="title" presentation:user-transformed="true">
          <draw:text-box>
            <text:p>Message Queuing Telemeter Transport (MQTT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Subscrib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ceives messages for a topic</text:p>
              </text:list-item>
              <text:list-item>
                <text:p>Multiple subscription possible</text:p>
              </text:list-item>
              <text:list-item>
                <text:p>Quality-of-Servic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"># A Basic MQTT Connection with Broker</text:span></text:p>
            <text:p><text:span text:style-name="T2">import</text:span> paho.mqtt.client <text:span text:style-name="T2">as</text:span> mqtt</text:p>
            <text:p/>
            <text:p>TOPIC=<text:span text:style-name="T2">input</text:span>(<text:span text:style-name="T3">'Enter your MQTT Topic: '</text:span>)</text:p>
            <text:p>QoS=0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# Setting Client</text:span></text:p>
            <text:p>client = mqtt.Client()</text:p>
            <text:p>client.on_connect = on_connect</text:p>
            <text:p>client.on_message = on_messag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# To run when MQTT connection happens</text:span></text:p>
            <text:p><text:span text:style-name="T2">def</text:span> on_connect(client, userdata, flags, rc):</text:p>
            <text:p><text:s text:c="4"/>if rc == 0:</text:p>
            <text:p><text:s text:c="5"/>print(<text:span text:style-name="T3">"Connected to Broker!"</text:span>)</text:p>
            <text:p><text:s text:c="5"/>client.subscribe(TOPIC,QoS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"># Message arrives on 'Subscribed' topic.</text:span></text:p>
            <text:p><text:span text:style-name="T2">def</text:span> on_message(client, userdata, msg):</text:p>
            <text:p><text:s text:c="4"/>print("Topic-"+msg.topic+": <text:s text:c="2"/>"+str(msg.payload.decode("utf-8"))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ublish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2">import</text:span> paho.mqtt.client <text:span text:style-name="T2">as</text:span> mqtt</text:p>
            <text:p/>
            <text:p>TOPIC = input(<text:span text:style-name="T2">'</text:span><text:span text:style-name="T3">Enter MQTT topic: '</text:span>)</text:p>
            <text:p>QoS = 1</text:p>
            <text:p>client = mqtt.Client()</text:p>
            <text:p>client.connect(<text:span text:style-name="T3">"mqtt.eclipse.org"</text:span>,1883)</text:p>
            <text:p/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layer="layout" svg:width="25.199cm" svg:height="11.6cm" svg:x="1.4cm" svg:y="2.8cm" presentation:class="outline" presentation:user-transformed="true">
          <draw:text-box>
            <text:p text:style-name="P2">client.loop_start()</text:p>
            <text:p text:style-name="P2"><text:span text:style-name="T2">try:</text:span></text:p>
            <text:p text:style-name="P2"><text:s/><text:span text:style-name="T2">while</text:span> <text:span text:style-name="T4">True</text:span>:</text:p>
            <text:p text:style-name="P2"><text:s text:c="2"/>message = input(<text:span text:style-name="T3">'Message to send: '</text:span>)</text:p>
            <text:p text:style-name="P2"><text:s text:c="2"/>(rc,mid)= client.publish(TOPIC, message, QoS)</text:p>
            <text:p text:style-name="P2"><text:s text:c="2"/><text:span text:style-name="T2">if</text:span> rc==0:</text:p>
            <text:p text:style-name="P2"><text:s text:c="3"/>print(<text:span text:style-name="T3">'--Message sent!--'</text:span>)</text:p>
            <text:p text:style-name="P2"><text:span text:style-name="T2">except</text:span> KeyboardInterrupt:</text:p>
            <text:p text:style-name="P2"><text:s/>client.disconnect()</text:p>
            <text:p text:style-name="P2"><text:s/>client.loop_stop(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Test Wildcar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gle Level: +</text:p>
                <text:list>
                  <text:list-item>
                    <text:p>SIRT/+/Session</text:p>
                  </text:list-item>
                </text:list>
              </text:list-item>
              <text:list-item>
                <text:p>Multi Level: #</text:p>
                <text:list>
                  <text:list-item>
                    <text:p>Must be added in the end of topic</text:p>
                  </text:list-item>
                  <text:list-item>
                    <text:p>SIRT/# </text:p>
                  </text:list-item>
                </text:list>
              </text:list-item>
              <text:list-item>
                <text:p>Reserved: $</text:p>
                <text:list>
                  <text:list-item>
                    <text:p>$SYS/broker/clients/connected</text:p>
                  </text:list-item>
                  <text:list-item>
                    <text:p>$SYS/broker/clients/to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23:50:00.908499840</meta:creation-date>
    <meta:editing-duration>PT3H7M24S</meta:editing-duration>
    <meta:editing-cycles>16</meta:editing-cycles>
    <meta:generator>LibreOffice/6.4.5.2$Linux_X86_64 LibreOffice_project/40$Build-2</meta:generator>
    <dc:title>Portfolio</dc:title>
    <dc:date>2020-08-27T08:30:46.248925426</dc:date>
    <meta:document-statistic meta:object-count="76"/>
  </office:meta>
</office:document-meta>
</file>